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0F0000000FF02C0C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kman Old Style" svg:font-family="'Bookman Old Style'" style:font-family-generic="roman" style:font-pitch="variable"/>
    <style:font-face style:name="Constantia" svg:font-family="Constantia" style:font-pitch="variable"/>
    <style:font-face style:name="F" svg:font-family="" style:font-pitch="variable"/>
    <style:font-face style:name="F1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monospace" svg:font-family="monospace" style:font-pitch="fixed"/>
  </office:font-face-decls>
  <office:automatic-styles>
    <style:style style:name="Table1" style:family="table">
      <style:table-properties style:width="6.1361in" fo:margin-left="-0.0618in" table:align="left" style:writing-mode="lr-tb"/>
    </style:style>
    <style:style style:name="Table1.A" style:family="table-column">
      <style:table-column-properties style:column-width="2.1889in"/>
    </style:style>
    <style:style style:name="Table1.B" style:family="table-column">
      <style:table-column-properties style:column-width="3.947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5" style:family="table">
      <style:table-properties style:width="6.4493in" fo:margin-left="-0.075in" table:align="left" style:writing-mode="lr-tb"/>
    </style:style>
    <style:style style:name="Table15.A" style:family="table-column">
      <style:table-column-properties style:column-width="1.5125in"/>
    </style:style>
    <style:style style:name="Table15.B" style:family="table-column">
      <style:table-column-properties style:column-width="4.9368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5.A10" style:family="table-cell">
      <style:table-cell-properties style:vertical-align="top"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P1" style:family="paragraph" style:parent-style-name="Standard">
      <style:text-properties officeooo:rsid="000800ff" officeooo:paragraph-rsid="000800ff"/>
    </style:style>
    <style:style style:name="P2" style:family="paragraph" style:parent-style-name="Standard">
      <style:text-properties officeooo:rsid="000a1d58" officeooo:paragraph-rsid="000a1d58"/>
    </style:style>
    <style:style style:name="P3" style:family="paragraph" style:parent-style-name="Standard">
      <style:text-properties style:font-name="monospace" fo:font-size="10pt" fo:font-weight="bold" officeooo:rsid="0014d6dc" officeooo:paragraph-rsid="0016b927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monospace" fo:font-size="10pt" fo:font-weight="bold" officeooo:rsid="0014d6dc" officeooo:paragraph-rsid="001037ba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5pt" fo:font-weight="bold" officeooo:rsid="001037ba" officeooo:paragraph-rsid="001037ba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0b000c" officeooo:paragraph-rsid="000b000c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rsid="001d1034" officeooo:paragraph-rsid="001d1034"/>
    </style:style>
    <style:style style:name="P8" style:family="paragraph" style:parent-style-name="List_20_Paragraph" style:list-style-name="WW8Num2">
      <style:paragraph-properties fo:margin-left="0.3126in" fo:margin-right="0in" fo:margin-top="0in" fo:margin-bottom="0in" style:contextual-spacing="true" fo:line-height="150%" fo:text-align="justify" style:justify-single-word="false" fo:orphans="2" fo:widows="2" fo:text-indent="-0.25in" style:auto-text-indent="false"/>
      <style:text-properties fo:language="en" fo:country="US" officeooo:paragraph-rsid="001faea4" style:letter-kerning="false" style:language-asian="en" style:country-asian="US" style:language-complex="ar" style:country-complex="SA"/>
    </style:style>
    <style:style style:name="P9" style:family="paragraph" style:parent-style-name="List_20_Paragraph">
      <style:paragraph-properties fo:margin-left="0.3126in" fo:margin-right="0in" fo:margin-top="0in" fo:margin-bottom="0in" style:contextual-spacing="true" fo:line-height="150%" fo:text-align="justify" style:justify-single-word="false" fo:orphans="2" fo:widows="2"/>
      <style:text-properties fo:language="en" fo:country="US" officeooo:paragraph-rsid="001faea4" style:letter-kerning="false" style:language-asian="en" style:country-asian="US" style:language-complex="ar" style:country-complex="SA"/>
    </style:style>
    <style:style style:name="P10" style:family="paragraph" style:parent-style-name="Standard">
      <style:paragraph-properties fo:text-align="start" style:justify-single-word="false" fo:text-indent="0in" style:auto-text-indent="false"/>
    </style:style>
    <style:style style:name="P11" style:family="paragraph" style:parent-style-name="Standard">
      <style:paragraph-properties fo:text-align="start" style:justify-single-word="false" fo:text-indent="0in" style:auto-text-indent="false"/>
      <style:text-properties officeooo:paragraph-rsid="004b72b8"/>
    </style:style>
    <style:style style:name="P12" style:family="paragraph" style:parent-style-name="Standard">
      <style:paragraph-properties fo:text-align="start" style:justify-single-word="false" fo:text-indent="0in" style:auto-text-indent="false"/>
      <style:text-properties officeooo:paragraph-rsid="003468c1"/>
    </style:style>
    <style:style style:name="P13" style:family="paragraph" style:parent-style-name="Standard">
      <style:paragraph-properties fo:text-align="start" style:justify-single-word="false" fo:text-indent="0in" style:auto-text-indent="false"/>
      <style:text-properties style:use-window-font-color="true" loext:opacity="0%"/>
    </style:style>
    <style:style style:name="P14" style:family="paragraph" style:parent-style-name="Standard">
      <style:paragraph-properties fo:text-align="start" style:justify-single-word="false" fo:text-indent="0in" style:auto-text-indent="false"/>
      <style:text-properties style:use-window-font-color="true" loext:opacity="0%" officeooo:paragraph-rsid="0019218a"/>
    </style:style>
    <style:style style:name="P15" style:family="paragraph" style:parent-style-name="Standard">
      <style:paragraph-properties fo:text-align="start" style:justify-single-word="false" fo:text-indent="0in" style:auto-text-indent="false"/>
      <style:text-properties style:use-window-font-color="true" loext:opacity="0%" officeooo:paragraph-rsid="001037ba"/>
    </style:style>
    <style:style style:name="P16" style:family="paragraph" style:parent-style-name="Standard">
      <style:paragraph-properties fo:text-align="start" style:justify-single-word="false" fo:text-indent="0in" style:auto-text-indent="false"/>
      <style:text-properties style:use-window-font-color="true" loext:opacity="0%" officeooo:paragraph-rsid="0012cf72"/>
    </style:style>
    <style:style style:name="P17" style:family="paragraph" style:parent-style-name="Standard">
      <style:paragraph-properties fo:text-align="start" style:justify-single-word="false" fo:text-indent="0in" style:auto-text-indent="false"/>
      <style:text-properties style:use-window-font-color="true" loext:opacity="0%" officeooo:paragraph-rsid="0016b743"/>
    </style:style>
    <style:style style:name="P18" style:family="paragraph" style:parent-style-name="Standard">
      <style:paragraph-properties fo:text-align="start" style:justify-single-word="false" fo:text-indent="0in" style:auto-text-indent="false"/>
      <style:text-properties style:use-window-font-color="true" loext:opacity="0%" officeooo:paragraph-rsid="001d1034"/>
    </style:style>
    <style:style style:name="P19" style:family="paragraph" style:parent-style-name="Standard">
      <style:paragraph-properties fo:text-align="start" style:justify-single-word="false" fo:text-indent="0in" style:auto-text-indent="false"/>
      <style:text-properties style:use-window-font-color="true" loext:opacity="0%" officeooo:paragraph-rsid="003319a2"/>
    </style:style>
    <style:style style:name="P20" style:family="paragraph" style:parent-style-name="Standard">
      <style:paragraph-properties fo:text-align="start" style:justify-single-word="false" fo:text-indent="0in" style:auto-text-indent="false"/>
      <style:text-properties style:use-window-font-color="true" loext:opacity="0%" officeooo:paragraph-rsid="003468c1"/>
    </style:style>
    <style:style style:name="P21" style:family="paragraph" style:parent-style-name="Standard">
      <style:paragraph-properties fo:text-align="start" style:justify-single-word="false" fo:text-indent="0in" style:auto-text-indent="false"/>
      <style:text-properties style:use-window-font-color="true" loext:opacity="0%" officeooo:paragraph-rsid="0036b2d5"/>
    </style:style>
    <style:style style:name="P22" style:family="paragraph" style:parent-style-name="Standard">
      <style:paragraph-properties fo:text-align="start" style:justify-single-word="false" fo:text-indent="0in" style:auto-text-indent="false"/>
      <style:text-properties style:use-window-font-color="true" loext:opacity="0%" officeooo:paragraph-rsid="0038ad75"/>
    </style:style>
    <style:style style:name="P23" style:family="paragraph" style:parent-style-name="Standard">
      <style:paragraph-properties fo:text-align="start" style:justify-single-word="false" fo:text-indent="0in" style:auto-text-indent="false"/>
      <style:text-properties style:use-window-font-color="true" loext:opacity="0%" officeooo:paragraph-rsid="003ce996"/>
    </style:style>
    <style:style style:name="P24" style:family="paragraph" style:parent-style-name="Standard">
      <style:paragraph-properties fo:text-align="start" style:justify-single-word="false" fo:text-indent="0in" style:auto-text-indent="false"/>
      <style:text-properties style:use-window-font-color="true" loext:opacity="0%" officeooo:paragraph-rsid="003a33fb"/>
    </style:style>
    <style:style style:name="P25" style:family="paragraph" style:parent-style-name="Standard">
      <style:paragraph-properties fo:text-align="start" style:justify-single-word="false" fo:text-indent="0in" style:auto-text-indent="false"/>
      <style:text-properties style:use-window-font-color="true" loext:opacity="0%" officeooo:paragraph-rsid="004cbaef"/>
    </style:style>
    <style:style style:name="P26" style:family="paragraph" style:parent-style-name="Standard">
      <style:paragraph-properties fo:text-align="start" style:justify-single-word="false" fo:text-indent="0in" style:auto-text-indent="false"/>
      <style:text-properties style:use-window-font-color="true" loext:opacity="0%" officeooo:rsid="0014d6dc" officeooo:paragraph-rsid="0014d6dc"/>
    </style:style>
    <style:style style:name="P27" style:family="paragraph" style:parent-style-name="Standard">
      <style:paragraph-properties fo:text-align="start" style:justify-single-word="false" fo:text-indent="0in" style:auto-text-indent="false" fo:break-before="page"/>
      <style:text-properties style:use-window-font-color="true" loext:opacity="0%" officeooo:rsid="0014d6dc" officeooo:paragraph-rsid="0014d6dc"/>
    </style:style>
    <style:style style:name="P28" style:family="paragraph" style:parent-style-name="Standard">
      <style:paragraph-properties fo:text-align="start" style:justify-single-word="false" fo:text-indent="0in" style:auto-text-indent="false"/>
      <style:text-properties style:use-window-font-color="true" loext:opacity="0%" officeooo:rsid="003a33fb" officeooo:paragraph-rsid="003ce996"/>
    </style:style>
    <style:style style:name="P29" style:family="paragraph" style:parent-style-name="Standard">
      <style:paragraph-properties fo:text-align="start" style:justify-single-word="false" fo:text-indent="0in" style:auto-text-indent="false"/>
      <style:text-properties style:use-window-font-color="true" loext:opacity="0%" officeooo:rsid="003a33fb" officeooo:paragraph-rsid="003e78a6"/>
    </style:style>
    <style:style style:name="P30" style:family="paragraph" style:parent-style-name="Standard">
      <style:paragraph-properties fo:text-align="start" style:justify-single-word="false" fo:text-indent="0in" style:auto-text-indent="false"/>
      <style:text-properties style:use-window-font-color="true" loext:opacity="0%" fo:font-weight="bold" officeooo:rsid="003c4b55" officeooo:paragraph-rsid="003c4b55" style:font-weight-asian="bold" style:font-weight-complex="bold"/>
    </style:style>
    <style:style style:name="P31" style:family="paragraph" style:parent-style-name="Standard">
      <style:paragraph-properties fo:text-align="start" style:justify-single-word="false" fo:text-indent="0in" style:auto-text-indent="false"/>
      <style:text-properties style:use-window-font-color="true" loext:opacity="0%" officeooo:rsid="0048b262" officeooo:paragraph-rsid="0048b262"/>
    </style:style>
    <style:style style:name="P32" style:family="paragraph" style:parent-style-name="Standard" style:list-style-name="L1">
      <style:text-properties officeooo:rsid="000800ff" officeooo:paragraph-rsid="000800ff"/>
    </style:style>
    <style:style style:name="P33" style:family="paragraph" style:parent-style-name="Standard">
      <style:text-properties officeooo:rsid="000800ff" officeooo:paragraph-rsid="000800ff"/>
    </style:style>
    <style:style style:name="P34" style:family="paragraph" style:parent-style-name="Standard">
      <style:paragraph-properties fo:break-before="page"/>
      <style:text-properties officeooo:rsid="000800ff" officeooo:paragraph-rsid="000800ff"/>
    </style:style>
    <style:style style:name="P35" style:family="paragraph" style:parent-style-name="Standard" style:list-style-name="L1">
      <style:text-properties officeooo:rsid="00088cf2" officeooo:paragraph-rsid="00088cf2"/>
    </style:style>
    <style:style style:name="P36" style:family="paragraph" style:parent-style-name="Standard" style:list-style-name="L2">
      <style:text-properties officeooo:paragraph-rsid="000a1d58"/>
    </style:style>
    <style:style style:name="P37" style:family="paragraph" style:parent-style-name="Standard" style:list-style-name="L2">
      <style:text-properties officeooo:rsid="000addbd" officeooo:paragraph-rsid="000addbd"/>
    </style:style>
    <style:style style:name="P38" style:family="paragraph" style:parent-style-name="Standard">
      <style:text-properties officeooo:rsid="001d1034" officeooo:paragraph-rsid="001d1034"/>
    </style:style>
    <style:style style:name="P39" style:family="paragraph" style:parent-style-name="Standard">
      <style:paragraph-properties fo:line-height="150%" fo:text-align="justify" style:justify-single-word="false"/>
      <style:text-properties fo:font-size="12pt" officeooo:paragraph-rsid="001e2b89" style:font-size-asian="12pt" style:font-size-complex="12pt"/>
    </style:style>
    <style:style style:name="P40" style:family="paragraph" style:parent-style-name="Standard">
      <style:paragraph-properties fo:line-height="150%" fo:text-align="justify" style:justify-single-word="false"/>
      <style:text-properties fo:font-size="12pt" officeooo:paragraph-rsid="001faea4" style:font-size-asian="12pt" style:font-size-complex="12pt"/>
    </style:style>
    <style:style style:name="P41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/>
      <style:text-properties fo:font-size="12pt" fo:language="en" fo:country="US" officeooo:paragraph-rsid="001e2b89" style:letter-kerning="false" style:font-name-asian="Constantia" style:font-size-asian="12pt" style:language-asian="en" style:country-asian="US" style:font-name-complex="F" style:font-size-complex="12pt" style:language-complex="ar" style:country-complex="SA"/>
    </style:style>
    <style:style style:name="P42" style:family="paragraph" style:parent-style-name="Standard">
      <style:paragraph-properties fo:margin-left="0.1752in" fo:margin-right="0in" fo:margin-top="0in" fo:margin-bottom="0in" style:contextual-spacing="false" fo:line-height="150%" fo:text-align="justify" style:justify-single-word="false" fo:orphans="2" fo:widows="2" fo:text-indent="-0.1752in" style:auto-text-indent="false"/>
      <style:text-properties fo:font-size="12pt" fo:language="en" fo:country="US" officeooo:paragraph-rsid="001e2b89" style:letter-kerning="false" style:font-name-asian="Constantia" style:font-size-asian="12pt" style:language-asian="en" style:country-asian="US" style:font-name-complex="F" style:font-size-complex="12pt" style:language-complex="ar" style:country-complex="SA"/>
    </style:style>
    <style:style style:name="P43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/>
      <style:text-properties fo:font-size="12pt" fo:language="en" fo:country="US" officeooo:paragraph-rsid="001faea4" style:letter-kerning="false" style:font-name-asian="Constantia" style:font-size-asian="12pt" style:language-asian="en" style:country-asian="US" style:font-name-complex="F" style:font-size-complex="12pt" style:language-complex="ar" style:country-complex="SA"/>
    </style:style>
    <style:style style:name="P44" style:family="paragraph" style:parent-style-name="Standard">
      <style:paragraph-properties fo:margin-left="0.1752in" fo:margin-right="0in" fo:margin-top="0in" fo:margin-bottom="0in" style:contextual-spacing="false" fo:line-height="150%" fo:text-align="justify" style:justify-single-word="false" fo:orphans="2" fo:widows="2" fo:text-indent="-0.1752in" style:auto-text-indent="false"/>
      <style:text-properties fo:font-size="12pt" fo:language="en" fo:country="US" officeooo:paragraph-rsid="001faea4" style:letter-kerning="false" style:font-name-asian="Constantia" style:font-size-asian="12pt" style:language-asian="en" style:country-asian="US" style:font-name-complex="F" style:font-size-complex="12pt" style:language-complex="ar" style:country-complex="SA"/>
    </style:style>
    <style:style style:name="P45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fo:font-size="12pt" fo:language="en" fo:country="US" officeooo:paragraph-rsid="001faea4" style:letter-kerning="false" style:font-name-asian="Constantia" style:font-size-asian="12pt" style:language-asian="en" style:country-asian="US" style:font-name-complex="F" style:font-size-complex="12pt" style:language-complex="ar" style:country-complex="SA"/>
    </style:style>
    <style:style style:name="P46" style:family="paragraph" style:parent-style-name="Standard">
      <loext:graphic-properties draw:fill="solid" draw:fill-color="#ffffff"/>
      <style:paragraph-properties fo:margin-left="0.1752in" fo:margin-right="0in" fo:margin-top="0in" fo:margin-bottom="0in" style:contextual-spacing="false" fo:line-height="150%" fo:text-align="start" style:justify-single-word="false" fo:orphans="2" fo:widows="2" fo:text-indent="-0.1752in" style:auto-text-indent="false" fo:background-color="#ffffff"/>
      <style:text-properties fo:font-size="12pt" fo:language="en" fo:country="US" officeooo:paragraph-rsid="001faea4" style:letter-kerning="false" style:font-name-asian="Constantia" style:font-size-asian="12pt" style:language-asian="en" style:country-asian="US" style:font-name-complex="F" style:font-size-complex="12pt" style:language-complex="ar" style:country-complex="SA"/>
    </style:style>
    <style:style style:name="P47" style:family="paragraph" style:parent-style-name="Standard">
      <loext:graphic-properties draw:fill="solid" draw:fill-color="#ffffff"/>
      <style:paragraph-properties fo:margin-left="0.0626in" fo:margin-right="0in" fo:margin-top="0in" fo:margin-bottom="0in" style:contextual-spacing="false" fo:line-height="150%" fo:text-align="start" style:justify-single-word="false" fo:orphans="2" fo:widows="2" fo:background-color="#ffffff"/>
      <style:text-properties fo:font-size="12pt" fo:language="en" fo:country="US" officeooo:paragraph-rsid="001faea4" style:letter-kerning="false" style:font-name-asian="Constantia" style:font-size-asian="12pt" style:language-asian="en" style:country-asian="US" style:font-name-complex="F" style:font-size-complex="12pt" style:language-complex="ar" style:country-complex="SA"/>
    </style:style>
    <style:style style:name="P48" style:family="paragraph" style:parent-style-name="Standard">
      <loext:graphic-properties draw:fill="solid" draw:fill-color="#dbf5f9"/>
      <style:paragraph-properties fo:margin-left="0.1752in" fo:margin-right="0in" fo:margin-top="0in" fo:margin-bottom="0in" style:contextual-spacing="false" fo:line-height="150%" fo:text-align="center" style:justify-single-word="false" fo:orphans="2" fo:widows="2" fo:text-indent="-0.1752in" style:auto-text-indent="false" fo:background-color="#dbf5f9"/>
      <style:text-properties fo:font-size="12pt" fo:language="en" fo:country="US" officeooo:paragraph-rsid="001faea4" style:letter-kerning="false" style:font-name-asian="Constantia" style:font-size-asian="12pt" style:language-asian="en" style:country-asian="US" style:font-name-complex="F" style:font-size-complex="12pt" style:language-complex="ar" style:country-complex="SA"/>
    </style:style>
    <style:style style:name="P49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/>
      <style:text-properties fo:font-size="12pt" fo:language="en" fo:country="US" officeooo:rsid="001e2b89" officeooo:paragraph-rsid="001e2b89" style:letter-kerning="false" style:font-name-asian="Constantia" style:font-size-asian="12pt" style:language-asian="en" style:country-asian="US" style:font-name-complex="F" style:font-size-complex="12pt" style:language-complex="ar" style:country-complex="SA"/>
    </style:style>
    <style:style style:name="P50" style:family="paragraph" style:parent-style-name="Standard">
      <style:paragraph-properties fo:line-height="150%" fo:text-align="justify" style:justify-single-word="false" fo:break-before="page"/>
      <style:text-properties style:font-name="Bookman Old Style" fo:font-size="12pt" fo:font-weight="bold" officeooo:paragraph-rsid="001e2b89" style:font-size-asian="12pt" style:font-weight-asian="bold" style:font-name-complex="Bookman Old Style" style:font-size-complex="12pt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Bookman Old Style" fo:font-size="12pt" officeooo:paragraph-rsid="001faea4" style:font-size-asian="12pt" style:font-name-complex="Bookman Old Style" style:font-size-complex="12pt"/>
    </style:style>
    <style:style style:name="P52" style:family="paragraph" style:parent-style-name="Standard">
      <style:paragraph-properties fo:line-height="150%" fo:text-align="justify" style:justify-single-word="false" fo:break-before="page"/>
      <style:text-properties style:font-name="Bookman Old Style" fo:font-size="14pt" fo:font-weight="bold" officeooo:paragraph-rsid="001faea4" style:font-size-asian="14pt" style:font-weight-asian="bold" style:font-name-complex="Bookman Old Style" style:font-size-complex="14pt"/>
    </style:style>
    <style:style style:name="P53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 style:snap-to-layout-grid="false"/>
      <style:text-properties fo:font-size="11pt" fo:language="en" fo:country="US" officeooo:paragraph-rsid="001e2b89" style:letter-kerning="false" style:font-name-asian="Constantia" style:font-size-asian="11pt" style:language-asian="en" style:country-asian="US" style:font-name-complex="F" style:font-size-complex="11pt" style:language-complex="ar" style:country-complex="SA"/>
    </style:style>
    <style:style style:name="P54" style:family="paragraph" style:parent-style-name="Standard">
      <style:text-properties style:font-name="monospace" fo:font-size="10pt" fo:font-weight="bold" officeooo:rsid="0014d6dc" officeooo:paragraph-rsid="002587d8" style:font-size-asian="10pt" style:font-weight-asian="bold" style:font-size-complex="10pt" style:font-weight-complex="bold"/>
    </style:style>
    <style:style style:name="P55" style:family="paragraph" style:parent-style-name="Standard">
      <style:text-properties fo:font-size="15pt" fo:font-weight="bold" officeooo:rsid="000800ff" officeooo:paragraph-rsid="000800ff" style:font-size-asian="15pt" style:font-weight-asian="bold" style:font-size-complex="15pt" style:font-weight-complex="bold"/>
    </style:style>
    <style:style style:name="P56" style:family="paragraph" style:parent-style-name="Standard">
      <style:text-properties fo:font-size="15pt" fo:font-weight="bold" officeooo:rsid="0031284c" officeooo:paragraph-rsid="000800ff" style:font-size-asian="15pt" style:font-weight-asian="bold" style:font-size-complex="15pt" style:font-weight-complex="bold"/>
    </style:style>
    <style:style style:name="P57" style:family="paragraph" style:parent-style-name="Standard">
      <style:text-properties officeooo:rsid="0031284c" officeooo:paragraph-rsid="0031284c"/>
    </style:style>
    <style:style style:name="P58" style:family="paragraph" style:parent-style-name="Comment">
      <style:paragraph-properties fo:margin-top="0.1654in" fo:margin-bottom="0.1374in"/>
      <style:text-properties fo:font-size="10pt" style:font-size-asian="10pt" style:font-size-complex="10pt"/>
    </style:style>
    <style:style style:name="P59" style:family="paragraph" style:parent-style-name="Comment">
      <style:paragraph-properties fo:margin-left="0in" fo:margin-right="0in" fo:text-align="start" fo:text-indent="0in" style:text-autospace="none" style:writing-mode="lr-tb"/>
      <style:text-properties style:use-window-font-color="true" loext:opacity="0%" style:font-name="Monospace" fo:font-size="10pt" fo:language="en" fo:country="US" style:letter-kerning="true" style:font-name-asian="F1" style:font-size-asian="12pt" style:language-asian="zh" style:country-asian="CN" style:font-name-complex="Monospace" style:font-size-complex="12pt" style:language-complex="hi" style:country-complex="IN"/>
    </style:style>
    <style:style style:name="T1" style:family="text">
      <style:text-properties officeooo:rsid="00088cf2"/>
    </style:style>
    <style:style style:name="T2" style:family="text">
      <style:text-properties officeooo:rsid="000a1d58"/>
    </style:style>
    <style:style style:name="T3" style:family="text">
      <style:text-properties officeooo:rsid="000addbd"/>
    </style:style>
    <style:style style:name="T4" style:family="text">
      <style:text-properties fo:color="#669768" loext:opacity="100%" style:font-name="Monospace" fo:font-size="10pt" style:font-size-asian="10pt"/>
    </style:style>
    <style:style style:name="T5" style:family="text">
      <style:text-properties style:font-name="Monospace"/>
    </style:style>
    <style:style style:name="T6" style:family="text">
      <style:text-properties style:font-name="Monospace" fo:font-size="10pt" style:font-size-asian="10pt"/>
    </style:style>
    <style:style style:name="T7" style:family="text">
      <style:text-properties style:font-name="Monospace" fo:font-size="10pt" officeooo:rsid="000b000c" style:font-size-asian="10pt"/>
    </style:style>
    <style:style style:name="T8" style:family="text">
      <style:text-properties style:font-name="Monospace" fo:font-size="10pt" officeooo:rsid="000cae2b" style:font-size-asian="10pt"/>
    </style:style>
    <style:style style:name="T9" style:family="text">
      <style:text-properties style:font-name="Monospace" fo:font-size="10pt" officeooo:rsid="001037ba" style:font-size-asian="10pt"/>
    </style:style>
    <style:style style:name="T10" style:family="text">
      <style:text-properties style:font-name="Monospace" fo:font-size="10pt" officeooo:rsid="0012f747" style:font-size-asian="10pt"/>
    </style:style>
    <style:style style:name="T11" style:family="text">
      <style:text-properties style:font-name="Monospace" fo:font-size="10pt" officeooo:rsid="001463d2" style:font-size-asian="10pt"/>
    </style:style>
    <style:style style:name="T12" style:family="text">
      <style:text-properties style:font-name="Monospace" fo:font-size="10pt" officeooo:rsid="0016b743" style:font-size-asian="10pt"/>
    </style:style>
    <style:style style:name="T13" style:family="text">
      <style:text-properties style:font-name="Monospace" fo:font-size="10pt" officeooo:rsid="0016b927" style:font-size-asian="10pt"/>
    </style:style>
    <style:style style:name="T14" style:family="text">
      <style:text-properties style:font-name="Monospace" fo:font-size="10pt" officeooo:rsid="0019218a" style:font-size-asian="10pt"/>
    </style:style>
    <style:style style:name="T15" style:family="text">
      <style:text-properties style:font-name="Monospace" fo:font-size="10pt" officeooo:rsid="001a244e" style:font-size-asian="10pt"/>
    </style:style>
    <style:style style:name="T16" style:family="text">
      <style:text-properties style:font-name="Monospace" fo:font-size="10pt" officeooo:rsid="001d1034" style:font-size-asian="10pt"/>
    </style:style>
    <style:style style:name="T17" style:family="text">
      <style:text-properties style:font-name="Monospace" fo:font-size="10pt" officeooo:rsid="0021fe92" style:font-size-asian="10pt"/>
    </style:style>
    <style:style style:name="T18" style:family="text">
      <style:text-properties style:font-name="Monospace" fo:font-size="10pt" officeooo:rsid="0029127b" style:font-size-asian="10pt"/>
    </style:style>
    <style:style style:name="T19" style:family="text">
      <style:text-properties style:font-name="Monospace" fo:font-size="10pt" officeooo:rsid="002ab593" style:font-size-asian="10pt"/>
    </style:style>
    <style:style style:name="T20" style:family="text">
      <style:text-properties style:font-name="Monospace" fo:font-size="10pt" officeooo:rsid="00328709" style:font-size-asian="10pt"/>
    </style:style>
    <style:style style:name="T21" style:family="text">
      <style:text-properties style:font-name="Monospace" fo:font-size="10pt" officeooo:rsid="003319a2" style:font-size-asian="10pt"/>
    </style:style>
    <style:style style:name="T22" style:family="text">
      <style:text-properties style:font-name="Monospace" fo:font-size="10pt" officeooo:rsid="0036b2d5" style:font-size-asian="10pt"/>
    </style:style>
    <style:style style:name="T23" style:family="text">
      <style:text-properties style:font-name="Monospace" fo:font-size="10pt" officeooo:rsid="0038ad75" style:font-size-asian="10pt"/>
    </style:style>
    <style:style style:name="T24" style:family="text">
      <style:text-properties style:font-name="Monospace" fo:font-size="10pt" officeooo:rsid="003c4b55" style:font-size-asian="10pt"/>
    </style:style>
    <style:style style:name="T25" style:family="text">
      <style:text-properties style:font-name="Monospace" fo:font-size="10pt" officeooo:rsid="003ce996" style:font-size-asian="10pt"/>
    </style:style>
    <style:style style:name="T26" style:family="text">
      <style:text-properties style:font-name="Monospace" fo:font-size="10pt" officeooo:rsid="003e78a6" style:font-size-asian="10pt"/>
    </style:style>
    <style:style style:name="T27" style:family="text">
      <style:text-properties style:font-name="Monospace" fo:font-size="10pt" officeooo:rsid="003f7eb5" style:font-size-asian="10pt"/>
    </style:style>
    <style:style style:name="T28" style:family="text">
      <style:text-properties style:font-name="Monospace" fo:font-size="10pt" officeooo:rsid="0041c2a1" style:font-size-asian="10pt"/>
    </style:style>
    <style:style style:name="T29" style:family="text">
      <style:text-properties style:font-name="Monospace" fo:font-size="10pt" officeooo:rsid="00448731" style:font-size-asian="10pt"/>
    </style:style>
    <style:style style:name="T30" style:family="text">
      <style:text-properties style:font-name="Monospace" fo:font-size="10pt" officeooo:rsid="00478ceb" style:font-size-asian="10pt"/>
    </style:style>
    <style:style style:name="T31" style:family="text">
      <style:text-properties style:font-name="Monospace" fo:font-size="10pt" officeooo:rsid="0048b262" style:font-size-asian="10pt"/>
    </style:style>
    <style:style style:name="T32" style:family="text">
      <style:text-properties style:font-name="Monospace" fo:font-size="10pt" officeooo:rsid="004a794b" style:font-size-asian="10pt"/>
    </style:style>
    <style:style style:name="T33" style:family="text">
      <style:text-properties style:font-name="Monospace" fo:font-size="10pt" officeooo:rsid="004ea913" style:font-size-asian="10pt"/>
    </style:style>
    <style:style style:name="T34" style:family="text">
      <style:text-properties style:font-name="Monospace" fo:font-size="10pt" fo:font-weight="bold" style:font-size-asian="10pt" style:font-weight-asian="bold" style:font-weight-complex="bold"/>
    </style:style>
    <style:style style:name="T35" style:family="text">
      <style:text-properties style:font-name="Monospace" fo:font-size="10pt" fo:font-weight="bold" officeooo:rsid="0012cf72" style:font-size-asian="10pt" style:font-weight-asian="bold" style:font-weight-complex="bold"/>
    </style:style>
    <style:style style:name="T36" style:family="text">
      <style:text-properties style:font-name="Monospace" fo:font-size="10pt" fo:font-weight="bold" officeooo:rsid="001463d2" style:font-size-asian="10pt" style:font-weight-asian="bold" style:font-weight-complex="bold"/>
    </style:style>
    <style:style style:name="T37" style:family="text">
      <style:text-properties style:font-name="Monospace" fo:font-size="10pt" fo:font-weight="bold" officeooo:rsid="0019218a" style:font-size-asian="10pt" style:font-weight-asian="bold" style:font-weight-complex="bold"/>
    </style:style>
    <style:style style:name="T38" style:family="text">
      <style:text-properties style:font-name="Monospace" fo:font-size="10pt" fo:font-weight="bold" officeooo:rsid="001a244e" style:font-size-asian="10pt" style:font-weight-asian="bold" style:font-weight-complex="bold"/>
    </style:style>
    <style:style style:name="T39" style:family="text">
      <style:text-properties style:font-name="Monospace" fo:font-size="10pt" fo:font-weight="bold" officeooo:rsid="001bcf85" style:font-size-asian="10pt" style:font-weight-asian="bold" style:font-weight-complex="bold"/>
    </style:style>
    <style:style style:name="T40" style:family="text">
      <style:text-properties style:font-name="Monospace" fo:font-size="10pt" fo:font-weight="bold" officeooo:rsid="001d1034" style:font-size-asian="10pt" style:font-weight-asian="bold" style:font-weight-complex="bold"/>
    </style:style>
    <style:style style:name="T41" style:family="text">
      <style:text-properties style:font-name="Monospace" fo:font-size="10pt" fo:font-weight="bold" officeooo:rsid="00261f55" style:font-size-asian="10pt" style:font-weight-asian="bold" style:font-weight-complex="bold"/>
    </style:style>
    <style:style style:name="T42" style:family="text">
      <style:text-properties style:font-name="Monospace" fo:font-size="10pt" fo:font-weight="bold" officeooo:rsid="003319a2" style:font-size-asian="10pt" style:font-weight-asian="bold" style:font-weight-complex="bold"/>
    </style:style>
    <style:style style:name="T43" style:family="text">
      <style:text-properties style:font-name="Monospace" fo:font-size="10pt" fo:font-weight="bold" officeooo:rsid="002ab593" style:font-size-asian="10pt" style:font-weight-asian="bold" style:font-weight-complex="bold"/>
    </style:style>
    <style:style style:name="T44" style:family="text">
      <style:text-properties style:font-name="Monospace" fo:font-size="10pt" fo:font-weight="bold" officeooo:rsid="003e78a6" style:font-size-asian="10pt" style:font-weight-asian="bold" style:font-weight-complex="bold"/>
    </style:style>
    <style:style style:name="T45" style:family="text">
      <style:text-properties style:font-name="Monospace" fo:font-size="10pt" fo:font-weight="bold" officeooo:rsid="00328709" style:font-size-asian="10pt" style:font-weight-asian="bold" style:font-weight-complex="bold"/>
    </style:style>
    <style:style style:name="T46" style:family="text">
      <style:text-properties style:font-name="Monospace" fo:font-size="10pt" fo:font-weight="normal" style:font-size-asian="10pt" style:font-weight-asian="normal" style:font-weight-complex="normal"/>
    </style:style>
    <style:style style:name="T47" style:family="text">
      <style:text-properties style:font-name="Monospace" fo:font-size="10pt" fo:font-weight="normal" officeooo:rsid="001037ba" style:font-size-asian="10pt" style:font-weight-asian="normal" style:font-weight-complex="normal"/>
    </style:style>
    <style:style style:name="T48" style:family="text">
      <style:text-properties style:font-name="Monospace" fo:font-size="10pt" fo:font-weight="normal" officeooo:rsid="0012cf72" style:font-size-asian="10pt" style:font-weight-asian="normal" style:font-weight-complex="normal"/>
    </style:style>
    <style:style style:name="T49" style:family="text">
      <style:text-properties style:font-name="Monospace" fo:font-size="10pt" fo:font-weight="normal" officeooo:rsid="001463d2" style:font-size-asian="10pt" style:font-weight-asian="normal" style:font-weight-complex="normal"/>
    </style:style>
    <style:style style:name="T50" style:family="text">
      <style:text-properties style:font-name="Monospace" fo:font-size="10pt" fo:font-weight="normal" officeooo:rsid="0019218a" style:font-size-asian="10pt" style:font-weight-asian="normal" style:font-weight-complex="normal"/>
    </style:style>
    <style:style style:name="T51" style:family="text">
      <style:text-properties style:font-name="Monospace" fo:font-size="10pt" fo:font-weight="normal" officeooo:rsid="001a244e" style:font-size-asian="10pt" style:font-weight-asian="normal" style:font-weight-complex="normal"/>
    </style:style>
    <style:style style:name="T52" style:family="text">
      <style:text-properties style:font-name="Monospace" fo:font-size="10pt" fo:font-weight="normal" officeooo:rsid="001d1034" style:font-size-asian="10pt" style:font-weight-asian="normal" style:font-weight-complex="normal"/>
    </style:style>
    <style:style style:name="T53" style:family="text">
      <style:text-properties style:font-name="Monospace" fo:font-size="10pt" fo:font-weight="normal" officeooo:rsid="00261f55" style:font-size-asian="10pt" style:font-weight-asian="normal" style:font-weight-complex="normal"/>
    </style:style>
    <style:style style:name="T54" style:family="text">
      <style:text-properties style:font-name="Monospace" fo:font-size="10pt" fo:font-weight="normal" officeooo:rsid="003319a2" style:font-size-asian="10pt" style:font-weight-asian="normal" style:font-weight-complex="normal"/>
    </style:style>
    <style:style style:name="T55" style:family="text">
      <style:text-properties style:font-name="Monospace" fo:font-size="10pt" fo:font-weight="normal" officeooo:rsid="003e78a6" style:font-size-asian="10pt" style:font-weight-asian="normal" style:font-weight-complex="normal"/>
    </style:style>
    <style:style style:name="T56" style:family="text">
      <style:text-properties style:font-name="Monospace" fo:font-size="10pt" fo:font-weight="normal" officeooo:rsid="0041c2a1" style:font-size-asian="10pt" style:font-weight-asian="normal" style:font-weight-complex="normal"/>
    </style:style>
    <style:style style:name="T57" style:family="text">
      <style:text-properties style:font-name="Monospace" fo:font-size="10pt" fo:font-weight="normal" officeooo:rsid="00448731" style:font-size-asian="10pt" style:font-weight-asian="normal" style:font-weight-complex="normal"/>
    </style:style>
    <style:style style:name="T58" style:family="text">
      <style:text-properties style:font-name="Monospace" fo:font-size="10pt" fo:font-weight="normal" officeooo:rsid="004604a1" style:font-size-asian="10pt" style:font-weight-asian="normal" style:font-weight-complex="normal"/>
    </style:style>
    <style:style style:name="T59" style:family="text">
      <style:text-properties style:font-name="Monospace" fo:font-size="10pt" fo:font-style="italic" style:font-size-asian="10pt" style:font-style-asian="italic" style:font-style-complex="italic"/>
    </style:style>
    <style:style style:name="T60" style:family="text">
      <style:text-properties style:font-name="Monospace" fo:font-size="10pt" fo:font-style="italic" officeooo:rsid="000cae2b" style:font-size-asian="10pt" style:font-style-asian="italic" style:font-style-complex="italic"/>
    </style:style>
    <style:style style:name="T61" style:family="text">
      <style:text-properties style:font-name="Monospace" fo:font-size="10pt" fo:font-style="italic" officeooo:rsid="003319a2" style:font-size-asian="10pt" style:font-style-asian="italic" style:font-style-complex="italic"/>
    </style:style>
    <style:style style:name="T62" style:family="text">
      <style:text-properties style:font-name="Monospace" fo:font-size="10pt" fo:font-style="italic" officeooo:rsid="003ce996" style:font-size-asian="10pt" style:font-style-asian="italic" style:font-style-complex="italic"/>
    </style:style>
    <style:style style:name="T63" style:family="text">
      <style:text-properties style:font-name="Monospace" fo:font-weight="normal" style:font-weight-asian="normal" style:font-weight-complex="normal"/>
    </style:style>
    <style:style style:name="T64" style:family="text">
      <style:text-properties style:font-name="Monospace" fo:font-weight="normal" officeooo:rsid="0016b743" style:font-weight-asian="normal" style:font-weight-complex="normal"/>
    </style:style>
    <style:style style:name="T65" style:family="text">
      <style:text-properties style:font-name="Monospace" fo:font-weight="normal" officeooo:rsid="0012f747" style:font-weight-asian="normal" style:font-weight-complex="normal"/>
    </style:style>
    <style:style style:name="T66" style:family="text">
      <style:text-properties style:font-name="Monospace" fo:font-weight="normal" officeooo:rsid="002587d8" style:font-weight-asian="normal" style:font-weight-complex="normal"/>
    </style:style>
    <style:style style:name="T67" style:family="text">
      <style:text-properties style:font-name="Monospace" officeooo:rsid="0012f747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officeooo:rsid="001e2b89"/>
    </style:style>
    <style:style style:name="T70" style:family="text">
      <style:text-properties officeooo:rsid="001faea4"/>
    </style:style>
    <style:style style:name="T71" style:family="text">
      <style:text-properties style:use-window-font-color="true" loext:opacity="0%" style:font-name="Monospace" fo:font-size="10pt" style:font-size-asian="10pt"/>
    </style:style>
    <style:style style:name="T72" style:family="text">
      <style:text-properties style:use-window-font-color="true" loext:opacity="0%" style:font-name="Monospace" fo:font-size="10pt" officeooo:rsid="003319a2" style:font-size-asian="10pt"/>
    </style:style>
    <style:style style:name="T73" style:family="text">
      <style:text-properties style:use-window-font-color="true" loext:opacity="0%" style:font-name="Monospace" fo:font-size="10pt" officeooo:rsid="000cae2b" style:font-size-asian="10pt"/>
    </style:style>
    <style:style style:name="T74" style:family="text">
      <style:text-properties style:use-window-font-color="true" loext:opacity="0%" style:font-name="Monospace" fo:font-size="10pt" officeooo:rsid="004ea913" style:font-size-asian="10pt"/>
    </style:style>
    <style:style style:name="T75" style:family="text">
      <style:text-properties style:use-window-font-color="true" loext:opacity="0%" style:font-name="Monospace" fo:font-size="10pt" fo:background-color="transparent" loext:char-shading-value="0" style:font-size-asian="10pt"/>
    </style:style>
    <style:style style:name="T76" style:family="text">
      <style:text-properties style:use-window-font-color="true" loext:opacity="0%" style:font-name="Monospace" fo:font-size="10pt" officeooo:rsid="004c7f9a" fo:background-color="transparent" loext:char-shading-value="0" style:font-size-asian="10pt"/>
    </style:style>
    <style:style style:name="T77" style:family="text">
      <style:text-properties style:use-window-font-color="true" loext:opacity="0%" style:font-name="Monospace" fo:font-size="10pt" fo:font-weight="bold" style:font-size-asian="10pt" style:font-weight-asian="bold" style:font-weight-complex="bold"/>
    </style:style>
    <style:style style:name="T78" style:family="text">
      <style:text-properties fo:color="#00b8b8" loext:opacity="100%" style:font-name="Monospace" fo:font-size="10pt" fo:background-color="#1b6291" loext:char-shading-value="0" style:font-size-asian="10pt"/>
    </style:style>
    <style:style style:name="T79" style:family="text">
      <style:text-properties fo:color="#00b8b8" loext:opacity="100%" style:font-name="Monospace" fo:font-size="10pt" officeooo:rsid="004c7f9a" fo:background-color="#1b6291" loext:char-shading-value="0" style:font-size-asian="10pt"/>
    </style:style>
    <style:style style:name="T80" style:family="text">
      <style:text-properties fo:color="#00b8b8" loext:opacity="100%" style:font-name="Monospace" fo:font-size="10pt" fo:background-color="transparent" loext:char-shading-value="0" style:font-size-asian="10pt"/>
    </style:style>
    <style:style style:name="T81" style:family="text">
      <style:text-properties fo:color="#00b8b8" loext:opacity="100%" style:font-name="Monospace" fo:font-size="10pt" officeooo:rsid="004c7f9a" fo:background-color="transparent" loext:char-shading-value="0" style:font-size-asian="10pt"/>
    </style:style>
    <style:style style:name="T82" style:family="text">
      <style:text-properties fo:color="#00b8b8" loext:opacity="100%" style:font-name="Monospace" fo:font-size="10pt" officeooo:rsid="004c7f9a" fo:background-color="transparent" loext:char-shading-value="0" style:font-size-asian="10pt"/>
    </style:style>
    <style:style style:name="T83" style:family="text">
      <style:text-properties fo:color="#00b8b8" loext:opacity="100%" style:font-name="Monospace" fo:font-size="10pt" officeooo:rsid="004c7f9a" fo:background-color="transparent" loext:char-shading-value="0" style:font-size-asian="10pt"/>
    </style:style>
    <style:style style:name="T84" style:family="text">
      <style:text-properties fo:color="#00b8b8" loext:opacity="100%" style:font-name="Monospace" fo:font-size="10pt" fo:background-color="transparent" loext:char-shading-value="0" style:font-size-asian="10pt"/>
    </style:style>
    <style:style style:name="T85" style:family="text">
      <style:text-properties fo:color="#00b8b8" loext:opacity="100%" style:font-name="Monospace" fo:font-size="10pt" fo:background-color="transparent" loext:char-shading-value="0" style:font-size-asian="10pt"/>
    </style:style>
    <style:style style:name="T86" style:family="text">
      <style:text-properties fo:color="#00b8b8" loext:opacity="100%" style:font-name="Monospace" fo:font-size="10pt" style:font-size-asian="10pt"/>
    </style:style>
    <style:style style:name="T87" style:family="text">
      <style:text-properties fo:color="#cccccc" loext:opacity="100%" style:font-name="Monospace" fo:font-size="10pt" style:font-size-asian="10pt"/>
    </style:style>
    <style:style style:name="T88" style:family="text">
      <style:text-properties fo:color="#cccccc" loext:opacity="100%" style:font-name="Monospace" fo:font-size="10pt" officeooo:rsid="004ea913" style:font-size-asian="10pt"/>
    </style:style>
    <style:style style:name="T89" style:family="text">
      <style:text-properties fo:color="#c1aa6c" loext:opacity="100%" style:font-name="Monospace" fo:font-size="10pt" fo:font-weight="bold" style:font-size-asian="10pt" style:font-weight-asian="bold"/>
    </style:style>
    <style:style style:name="T90" style:family="text">
      <style:text-properties fo:color="#739eca" loext:opacity="100%" style:font-name="Monospace" fo:font-size="10pt" fo:font-weight="bold" style:font-size-asian="10pt" style:font-weight-asian="bold"/>
    </style:style>
    <style:style style:name="T91" style:family="text">
      <style:text-properties style:use-window-font-color="true" loext:opacity="0%" style:font-name="Liberation Serif" fo:font-size="10pt" fo:language="en" fo:country="US" style:letter-kerning="true" style:font-name-asian="F1" style:font-size-asian="12pt" style:language-asian="zh" style:country-asian="CN" style:font-name-complex="Monospace" style:font-size-complex="12pt" style:language-complex="hi" style:country-complex="IN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B</text:p>
      <text:p text:style-name="P10" loext:marker-style-name="T6"><text:span text:style-name="T4"/></text:p>
      <text:p text:style-name="P13" loext:marker-style-name="T6"><text:span text:style-name="T34">category</text:span><text:span text:style-name="T6"> -id</text:span><text:span text:style-name="T21">(pk)</text:span><text:span text:style-name="T6">, name</text:span></text:p>
      <text:p text:style-name="P13" loext:marker-style-name="T6"><text:span text:style-name="T6"/></text:p>
      <text:p text:style-name="P19" loext:marker-style-name="T6"><text:span text:style-name="T38">size</text:span><text:span text:style-name="T34"> - </text:span><text:span text:style-name="T51">i</text:span><text:span text:style-name="T6">d</text:span><text:span text:style-name="T21">(pk)</text:span><text:span text:style-name="T6">, </text:span><text:span text:style-name="T14">s</text:span><text:span text:style-name="T15">ize</text:span></text:p>
      <text:p text:style-name="P19" loext:marker-style-name="T6"><text:span text:style-name="T42"/></text:p>
      <text:p text:style-name="P19" loext:marker-style-name="T6"><text:span text:style-name="T42">flavor</text:span><text:span text:style-name="T15"> -id</text:span><text:span text:style-name="T21">(pk)</text:span><text:span text:style-name="T15">, name</text:span></text:p>
      <text:p text:style-name="P21" loext:marker-style-name="T6"><text:span text:style-name="T38"/></text:p>
      <text:p text:style-name="P21" loext:marker-style-name="T6"><text:span text:style-name="T38">brand</text:span><text:span text:style-name="T15"> – id</text:span><text:span text:style-name="T21">(pk)</text:span><text:span text:style-name="T15">, name</text:span></text:p>
      <text:p text:style-name="P19" loext:marker-style-name="T6"><text:span text:style-name="T34"/></text:p>
      <text:p text:style-name="P19" loext:marker-style-name="T6"><text:span text:style-name="T34">package</text:span><text:span text:style-name="T6"> – id</text:span><text:span text:style-name="T21">(pk)</text:span><text:span text:style-name="T6">, name, </text:span><text:span text:style-name="T15">sizeId</text:span><text:span text:style-name="T21">(fk)</text:span><text:span text:style-name="T15">, </text:span><text:span text:style-name="T17"><office:annotation office:name="__Annotation__2235_1318509650" loext:resolved="false"><dc:creator>Unknown Author</dc:creator><dc:date>2024-11-12T22:30:44.060727480</dc:date><text:p text:style-name="Comment">Should we use quantity as to record how many pieces it have inside?</text:p></office:annotation></text:span><text:span text:style-name="T17">qty</text:span><office:annotation-end office:name="__Annotation__2235_1318509650"/><text:span text:style-name="T17">, </text:span><text:span text:style-name="T21">flavorId(fk), </text:span><text:span text:style-name="T22"><office:annotation office:name="__Annotation__2408_1318509650" loext:resolved="false"><dc:creator>Unknown Author</dc:creator><dc:date>2024-11-13T09:34:05.233226631</dc:date><text:p text:style-name="P58">How should we save the picture? As a binary data or as a file path</text:p></office:annotation></text:span><text:span text:style-name="T22">picture</text:span><office:annotation-end office:name="__Annotation__2408_1318509650"/></text:p>
      <text:p text:style-name="P21" loext:marker-style-name="T6"><text:span text:style-name="T34"/></text:p>
      <text:p text:style-name="P21" loext:marker-style-name="T6"><text:span text:style-name="T34"><office:annotation office:name="__Annotation__2585_1318509650" loext:resolved="false"><dc:creator>Unknown Author</dc:creator><dc:date>2024-11-13T11:37:25.284908028</dc:date><text:p text:style-name="Comment">Requested, pending, approved, active, inactive</text:p></office:annotation></text:span><text:span text:style-name="T34">status</text:span><office:annotation-end office:name="__Annotation__2585_1318509650"/><text:span text:style-name="T6"> - id</text:span><text:span text:style-name="T21">(pk)</text:span><text:span text:style-name="T6">, name</text:span></text:p>
      <text:p text:style-name="P21" loext:marker-style-name="T6"><text:span text:style-name="T6"/></text:p>
      <text:p text:style-name="P29" loext:marker-style-name="T6"><text:span text:style-name="T44"><office:annotation office:name="__Annotation__2656_1318509650" loext:resolved="false"><dc:creator>Unknown Author</dc:creator><dc:date>2024-11-13T12:10:32.960261189</dc:date><text:p text:style-name="Comment">Owner, purchaser, sales, admin, accountant</text:p></office:annotation></text:span><text:span text:style-name="T44">role</text:span><office:annotation-end office:name="__Annotation__2656_1318509650"/><text:span text:style-name="T6"> – </text:span><text:span text:style-name="T26">i</text:span><text:span text:style-name="T6">d, </text:span><text:span text:style-name="T26">rollName</text:span></text:p>
      <text:p text:style-name="P29" loext:marker-style-name="T6"><text:span text:style-name="T26"/></text:p>
      <text:p text:style-name="P31" loext:marker-style-name="T6"><text:span text:style-name="T34"><office:annotation office:name="__Annotation__2808_1318509650" loext:resolved="false"><dc:creator>Unknown Author</dc:creator><dc:date>2024-11-13T12:57:12.106927799</dc:date><text:p text:style-name="Comment">Cash, check, transfer, credit</text:p></office:annotation></text:span><text:span text:style-name="T44">p</text:span><text:span text:style-name="T34">aymentMode</text:span><office:annotation-end office:name="__Annotation__2808_1318509650"/><text:span text:style-name="T6"> – id, paymentType</text:span></text:p>
      <text:p text:style-name="P19" loext:marker-style-name="T6"><text:span text:style-name="T34"/></text:p>
      <text:p text:style-name="P19" loext:marker-style-name="T6"><text:span text:style-name="T34">manufacturer</text:span><text:span text:style-name="T6"> – id</text:span><text:span text:style-name="T21">(pk)</text:span><text:span text:style-name="T6">, name, </text:span><text:span text:style-name="T17">address</text:span></text:p>
      <text:p text:style-name="P19" loext:marker-style-name="T6"><text:span text:style-name="T34"/></text:p>
      <text:p text:style-name="P19" loext:marker-style-name="T6"><text:span text:style-name="T34">country</text:span><text:span text:style-name="T6"> – id</text:span><text:span text:style-name="T21">(pk)</text:span><text:span text:style-name="T6">, </text:span><text:span text:style-name="T7">n</text:span><text:span text:style-name="T6">ame --&gt; </text:span><text:span text:style-name="T17">do we need this??</text:span></text:p>
      <text:p text:style-name="P19" loext:marker-style-name="T6"><text:span text:style-name="T34"/></text:p>
      <text:p text:style-name="P19" loext:marker-style-name="T6"><text:span text:style-name="T34">state</text:span><text:span text:style-name="T6"><text:tab/>- id</text:span><text:span text:style-name="T21">(pk)</text:span><text:span text:style-name="T6">, name, country</text:span><text:span text:style-name="T8">I</text:span><text:span text:style-name="T6">d</text:span><text:span text:style-name="T21">(fk)</text:span></text:p>
      <text:p text:style-name="P19" loext:marker-style-name="T6"><text:span text:style-name="T34"/></text:p>
      <text:p text:style-name="P19" loext:marker-style-name="T6"><text:span text:style-name="T34">city</text:span><text:span text:style-name="T6"> - id</text:span><text:span text:style-name="T21">(pk)</text:span><text:span text:style-name="T6">, name, state</text:span><text:span text:style-name="T8">I</text:span><text:span text:style-name="T6">d</text:span><text:span text:style-name="T21">(fk)</text:span></text:p>
      <text:p text:style-name="P19" loext:marker-style-name="T6"><text:span text:style-name="T34"/></text:p>
      <text:p text:style-name="P19" loext:marker-style-name="T6"><text:span text:style-name="T6"><office:annotation office:name="__Annotation__2236_1318509650" loext:resolved="false"><dc:creator>Unknown Author</dc:creator><dc:date>2024-11-12T22:32:11.463666586</dc:date><text:p text:style-name="Comment">Does the rural area supports this kind of address structure?</text:p></office:annotation></text:span><text:span text:style-name="T34">district</text:span><text:span text:style-name="T6"> - id</text:span><text:span text:style-name="T21">(pk)</text:span><text:span text:style-name="T6">, name, city</text:span><text:span text:style-name="T8">I</text:span><text:span text:style-name="T6">d</text:span><text:span text:style-name="T21">(fk)</text:span><text:span text:style-name="T6"> <text:s text:c="2"/></text:span></text:p>
      <text:p text:style-name="P19" loext:marker-style-name="T6"><text:span text:style-name="T34"/></text:p>
      <text:p text:style-name="P19" loext:marker-style-name="T6"><text:span text:style-name="T34">woreda</text:span><text:span text:style-name="T6"> - id</text:span><text:span text:style-name="T21">(pk)</text:span><text:span text:style-name="T6">, name, distric</text:span><office:annotation-end office:name="__Annotation__2236_1318509650"/><text:span text:style-name="T6">t</text:span><text:span text:style-name="T8">I</text:span><text:span text:style-name="T6">d</text:span><text:span text:style-name="T21">(fk)</text:span><text:span text:style-name="T6"> </text:span></text:p>
      <text:p text:style-name="P22" loext:marker-style-name="T6"><text:span text:style-name="T34"/></text:p>
      <text:p text:style-name="P22" loext:marker-style-name="T6"><text:span text:style-name="T34">store</text:span><text:span text:style-name="T6"><text:tab/>- id</text:span><text:span text:style-name="T21">(pk)</text:span><text:span text:style-name="T6">, </text:span><text:span text:style-name="T22">storeN</text:span><text:span text:style-name="T6">ame, registered</text:span><text:span text:style-name="T8">D</text:span><text:span text:style-name="T6">ate, </text:span><text:span text:style-name="T22">districtId(fk), </text:span><text:span text:style-name="T23">location, </text:span></text:p>
      <text:p text:style-name="P22" loext:marker-style-name="T6"><text:span text:style-name="T23"><text:tab/></text:span><text:span text:style-name="T6">status</text:span><text:span text:style-name="T8">I</text:span><text:span text:style-name="T6">d</text:span><text:span text:style-name="T21">(fk)</text:span><text:span text:style-name="T19">, </text:span><text:span text:style-name="T19"><office:annotation office:name="__Annotation__2215_1318509650" loext:resolved="false"><dc:creator>Unknown Author</dc:creator><dc:date>2024-11-12T22:11:19.079397260</dc:date><text:p text:style-name="Comment">This is the password for the store. It will be asked when making changes in the store. Like store admin </text:p></office:annotation></text:span><text:span text:style-name="T19">password</text:span><office:annotation-end office:name="__Annotation__2215_1318509650"/><text:span text:style-name="T19">, </text:span><text:span text:style-name="T27">documentLocation</text:span></text:p>
      <text:p text:style-name="P24" loext:marker-style-name="T6"><text:span text:style-name="T34"/></text:p>
      <text:p text:style-name="P23" loext:marker-style-name="T6"><text:span text:style-name="T34">users</text:span><text:span text:style-name="T6"><text:tab/>- id</text:span><text:span text:style-name="T21">(pk)</text:span><text:span text:style-name="T6">, </text:span><text:span text:style-name="T24">given</text:span><text:span text:style-name="T6">Name, lastName, tin, dob, </text:span><text:span text:style-name="T25">sex, </text:span><text:span text:style-name="T59">phone</text:span><text:span text:style-name="T62">1, phone2</text:span><text:span text:style-name="T59">, email, </text:span></text:p>
      <text:p text:style-name="P23" loext:marker-style-name="T6"><text:span text:style-name="T59"><text:tab/>woreda</text:span><text:span text:style-name="T60">I</text:span><text:span text:style-name="T59">d</text:span><text:span text:style-name="T61">(fk)</text:span><text:span text:style-name="T6">, status</text:span><text:span text:style-name="T8">I</text:span><text:span text:style-name="T6">d</text:span><text:span text:style-name="T21">(fk)</text:span><text:span text:style-name="T6">, password</text:span></text:p>
      <text:p text:style-name="P28" loext:marker-style-name="T6"><text:span text:style-name="T43"/></text:p>
      <text:p text:style-name="P30" loext:marker-style-name="T6"><text:span text:style-name="T6"><office:annotation office:name="__Annotation__2954_1318509650" loext:resolved="false"><dc:creator>Unknown Author</dc:creator><dc:date>2024-11-13T13:25:25.553456232</dc:date><text:p text:style-name="Comment">How should we control a single user working for multiple stores?</text:p></office:annotation></text:span><text:span text:style-name="T6">store</text:span><text:span text:style-name="T29">Stuffs</text:span><office:annotation-end office:name="__Annotation__2954_1318509650"/><text:span text:style-name="T6"> –</text:span><text:span text:style-name="T46"> </text:span><text:span text:style-name="T56">storeId</text:span><text:span text:style-name="T57">(fk)</text:span><text:span text:style-name="T56">, </text:span><text:span text:style-name="T55">userId</text:span><text:span text:style-name="T56">(fk)</text:span><text:span text:style-name="T55">,</text:span><text:span text:style-name="T46"> do</text:span><text:span text:style-name="T55">h</text:span><text:span text:style-name="T46">, dol, salary, </text:span><text:span text:style-name="T55">roleId</text:span><text:span text:style-name="T56">(fk),</text:span><text:span text:style-name="T58">s</text:span><text:span text:style-name="T57">tatusId(fk)</text:span></text:p>
      <text:p text:style-name="P19" loext:marker-style-name="T6"><text:span text:style-name="T34"/></text:p>
      <text:p text:style-name="P19" loext:marker-style-name="T6"><text:span text:style-name="T34"><office:annotation office:name="__Annotation__2273_1318509650" loext:resolved="false"><dc:creator>Unknown Author</dc:creator><dc:date>2024-11-12T22:59:48.927143735</dc:date><text:p text:style-name="P59"><text:span text:style-name="T91">should we record the products each supplier have??</text:span></text:p></office:annotation></text:span><text:span text:style-name="T34">supplier</text:span><office:annotation-end office:name="__Annotation__2273_1318509650"/><text:span text:style-name="T6"> - id</text:span><text:span text:style-name="T21">(pk)</text:span><text:span text:style-name="T6">, name, tin, dor, licenseNo, status</text:span><text:span text:style-name="T8">I</text:span><text:span text:style-name="T6">d</text:span><text:span text:style-name="T21">(fk)</text:span><text:span text:style-name="T6">, woreda</text:span><text:span text:style-name="T8">I</text:span><text:span text:style-name="T6">d</text:span><text:span text:style-name="T21">(fk)</text:span><text:span text:style-name="T6">, phone, </text:span></text:p>
      <text:p text:style-name="P19" loext:marker-style-name="T6"><text:span text:style-name="T6"><text:tab/>email, pobox, </text:span><text:span text:style-name="T19">password, </text:span><text:span text:style-name="T30">roleId(fk)</text:span></text:p>
      <text:p text:style-name="P19" loext:marker-style-name="T6"><text:span text:style-name="T34"/></text:p>
      <text:p text:style-name="P19" loext:marker-style-name="T6"><text:span text:style-name="T34">product</text:span><text:span text:style-name="T6"> - id</text:span><text:span text:style-name="T21">(pk)</text:span><text:span text:style-name="T6">, name, brand</text:span><text:span text:style-name="T8">I</text:span><text:span text:style-name="T6">d</text:span><text:span text:style-name="T21">(fk)</text:span><text:span text:style-name="T6">, manufacturer</text:span><text:span text:style-name="T8">I</text:span><text:span text:style-name="T6">d</text:span><text:span text:style-name="T21">(fk)</text:span><text:span text:style-name="T6">, category</text:span><text:span text:style-name="T8">I</text:span><text:span text:style-name="T6">d</text:span><text:span text:style-name="T21">(fk)</text:span><text:span text:style-name="T6">, </text:span></text:p>
      <text:p text:style-name="P19" loext:marker-style-name="T6"><text:span text:style-name="T6"><text:tab/>package</text:span><text:span text:style-name="T8">I</text:span><text:span text:style-name="T6">d</text:span><text:span text:style-name="T21">(fk)</text:span><text:span text:style-name="T6">, description</text:span></text:p>
      <text:p text:style-name="P19" loext:marker-style-name="T6"><text:span text:style-name="T34"/></text:p>
      <text:p text:style-name="P25" loext:marker-style-name="T6"><text:span text:style-name="T39">store</text:span><text:span text:style-name="T37">MinimumAmount</text:span><text:span text:style-name="T34"> – </text:span><text:span text:style-name="T50">id</text:span><text:span text:style-name="T54">(pk)</text:span><text:span text:style-name="T37">, </text:span><text:span text:style-name="T50">product</text:span><text:span text:style-name="T34">Id</text:span><text:span text:style-name="T42">(fk)</text:span><text:span text:style-name="T34">, </text:span><text:span text:style-name="T37">storeId</text:span><text:span text:style-name="T42">(fk)</text:span><text:span text:style-name="T37">, amount, </text:span><text:span text:style-name="T45">on/off</text:span></text:p>
      <text:p text:style-name="P25" loext:marker-style-name="T6"><text:span text:style-name="T45"/></text:p>
      <text:p text:style-name="P19" loext:marker-style-name="T6"><text:span text:style-name="T34">purchase - </text:span><text:span text:style-name="T6">id</text:span><text:span text:style-name="T21">(pk)</text:span><text:span text:style-name="T6">, store</text:span><text:span text:style-name="T8">I</text:span><text:span text:style-name="T6">d</text:span><text:span text:style-name="T21">(fk)</text:span><text:span text:style-name="T6">, purchased</text:span><text:span text:style-name="T8">D</text:span><text:span text:style-name="T6">ate, purchased</text:span><text:span text:style-name="T8">B</text:span><text:span text:style-name="T6">y, invoice</text:span><text:span text:style-name="T8">N</text:span><text:span text:style-name="T6">o, </text:span></text:p>
      <text:p text:style-name="P19" loext:marker-style-name="T6"><text:span text:style-name="T6"><text:tab/>supplier</text:span><text:span text:style-name="T8">I</text:span><text:span text:style-name="T6">d</text:span><text:span text:style-name="T21">(fk), </text:span><text:span text:style-name="T31">paymentModeId(fk), </text:span><text:span text:style-name="T32">remark</text:span></text:p>
      <text:p text:style-name="P19" loext:marker-style-name="T6"><text:span text:style-name="T34"/></text:p>
      <text:p text:style-name="P19" loext:marker-style-name="T6"><text:span text:style-name="T34">purchaseDetail - </text:span><text:span text:style-name="T6">id</text:span><text:span text:style-name="T21">(pk)</text:span><text:span text:style-name="T6">, purchase</text:span><text:span text:style-name="T8">I</text:span><text:span text:style-name="T6">d</text:span><text:span text:style-name="T21">(fk)</text:span><text:span text:style-name="T6">, product</text:span><text:span text:style-name="T8">I</text:span><text:span text:style-name="T6">d</text:span><text:span text:style-name="T21">(fk)</text:span><text:span text:style-name="T6">, quantity, price</text:span></text:p>
      <text:p text:style-name="P19" loext:marker-style-name="T6"><text:span text:style-name="T34"/></text:p>
      <text:p text:style-name="P19" loext:marker-style-name="T6"><text:span text:style-name="T34">storeInventory - </text:span><text:span text:style-name="T6">id</text:span><text:span text:style-name="T21">(pk)</text:span><text:span text:style-name="T6">, store</text:span><text:span text:style-name="T8">I</text:span><text:span text:style-name="T6">d</text:span><text:span text:style-name="T21">(fk)</text:span><text:span text:style-name="T6">, purchaseDetail</text:span><text:span text:style-name="T8">I</text:span><text:span text:style-name="T6">d</text:span><text:span text:style-name="T21">(fk)</text:span><text:span text:style-name="T6">, batchNo, mfgDate, </text:span></text:p>
      <text:p text:style-name="P11" loext:marker-style-name="T6"><text:span text:style-name="T71"><text:tab/>expDate, </text:span><text:span text:style-name="T75">availableQuantit</text:span><text:span text:style-name="T76">y</text:span><text:span text:style-name="T71">, sellingPrice</text:span></text:p>
      <text:p text:style-name="P19" loext:marker-style-name="T6"><text:span text:style-name="T40"/></text:p>
      <text:p text:style-name="P19" loext:marker-style-name="T6"><text:span text:style-name="T40">Customer</text:span><text:span text:style-name="T37"> – </text:span><text:span text:style-name="T53">id</text:span><text:span text:style-name="T54">(pk)</text:span><text:span text:style-name="T41">, </text:span><text:span text:style-name="T16">phoneNo, name, age, sex</text:span><text:span text:style-name="T14"> </text:span></text:p>
      <text:p text:style-name="P20" loext:marker-style-name="T6"><text:span text:style-name="T34"/></text:p>
      <text:p text:style-name="P12" loext:marker-style-name="T6"><text:span text:style-name="T77">sale - </text:span><text:span text:style-name="T71">id</text:span><text:span text:style-name="T72">(pk)</text:span><text:span text:style-name="T71">, dos, store</text:span><text:span text:style-name="T74">Stuff</text:span><text:span text:style-name="T73">I</text:span><text:span text:style-name="T71">d</text:span><text:span text:style-name="T72">(fk)</text:span><text:span text:style-name="T71">, </text:span><text:span text:style-name="T74">customerId</text:span><text:span text:style-name="T72">(fk)</text:span></text:p>
      <text:p text:style-name="P20" loext:marker-style-name="T6"><text:span text:style-name="T34">saleDetail - </text:span><text:span text:style-name="T6">id</text:span><text:span text:style-name="T21">(pk)</text:span><text:span text:style-name="T6">, sale</text:span><text:span text:style-name="T8">I</text:span><text:span text:style-name="T6">d</text:span><text:span text:style-name="T21">(fk)</text:span><text:span text:style-name="T6">, storeInventoryId</text:span><text:span text:style-name="T21">(fk)</text:span><text:span text:style-name="T6">, quantity</text:span></text:p>
      <text:p text:style-name="P1"/>
      <text:p text:style-name="P34"/>
      <text:p text:style-name="P5">Class representaion</text:p>
      <text:p text:style-name="P4"><text:span text:style-name="T68"/></text:p>
      <text:p text:style-name="P15" loext:marker-style-name="T6"><text:span text:style-name="T35">// C</text:span><text:span text:style-name="T34">ategory</text:span><text:span text:style-name="T6"> -id, name</text:span></text:p>
      <text:p text:style-name="P15" loext:marker-style-name="T6"><text:span text:style-name="T36">​// </text:span><text:span text:style-name="T35">P</text:span><text:span text:style-name="T34">ackage</text:span><text:span text:style-name="T6"> – id, name, </text:span><text:span text:style-name="T15">size, </text:span><text:span text:style-name="T18">quantity</text:span></text:p>
      <text:p text:style-name="P15" loext:marker-style-name="T6"><text:span text:style-name="T35">// B</text:span><text:span text:style-name="T34">rand</text:span><text:span text:style-name="T6"> – id, name</text:span></text:p>
      <text:p text:style-name="P15" loext:marker-style-name="T6"><text:span text:style-name="T35">// M</text:span><text:span text:style-name="T34">anufacturer</text:span><text:span text:style-name="T6"> – id</text:span><text:span text:style-name="T13">, name, address</text:span></text:p>
      <text:p text:style-name="P15" loext:marker-style-name="T6"><text:span text:style-name="T35">// S</text:span><text:span text:style-name="T34">tatus</text:span><text:span text:style-name="T6"> - id, name</text:span></text:p>
      <text:p text:style-name="P15" loext:marker-style-name="T6"><text:span text:style-name="T6"/></text:p>
      <text:p text:style-name="P3"><text:span text:style-name="T63"/></text:p>
      <text:p text:style-name="P16" loext:marker-style-name="T6"><text:span text:style-name="T35">Address –</text:span><text:span text:style-name="T48"> state, city, district, woreda, phone1, phone2, email, pobox</text:span></text:p>
      <text:p text:style-name="P15" loext:marker-style-name="T6"><text:span text:style-name="T35">S</text:span><text:span text:style-name="T34">tore</text:span><text:span text:style-name="T6"><text:tab/>- id, </text:span><text:span text:style-name="T13">identity</text:span><text:span text:style-name="T6">, </text:span><text:span text:style-name="T10">address</text:span></text:p>
      <text:p text:style-name="P54"><text:span text:style-name="T67">Identity –</text:span><text:span text:style-name="T65"> </text:span><text:span text:style-name="T66">TIN</text:span><text:span text:style-name="T65">, </text:span><text:span text:style-name="T64">givenN</text:span><text:span text:style-name="T65">ame, dob, status, password</text:span></text:p>
      <text:p text:style-name="P17" loext:marker-style-name="T6"><text:span text:style-name="T35">U</text:span><text:span text:style-name="T34">sers</text:span><text:span text:style-name="T6"><text:tab/>- id, storeId, </text:span><text:span text:style-name="T12">Identity</text:span><text:span text:style-name="T6">, lastName, doe, dol, salary, </text:span><text:span text:style-name="T11">A</text:span><text:span text:style-name="T10">ddress</text:span><text:span text:style-name="T6">, userPassword</text:span></text:p>
      <text:p text:style-name="P15" loext:marker-style-name="T6"><text:span text:style-name="T35">S</text:span><text:span text:style-name="T34">upplier</text:span><text:span text:style-name="T6"> - id, name, tin, dor, licenseNo, status</text:span><text:span text:style-name="T8">I</text:span><text:span text:style-name="T6">d, </text:span><text:span text:style-name="T11">A</text:span><text:span text:style-name="T10">ddress</text:span></text:p>
      <text:p text:style-name="P15" loext:marker-style-name="T6"><text:span text:style-name="T35">P</text:span><text:span text:style-name="T34">roduct</text:span><text:span text:style-name="T6"> - id, name, brand</text:span><text:span text:style-name="T8">I</text:span><text:span text:style-name="T6">d, manufacturer</text:span><text:span text:style-name="T8">I</text:span><text:span text:style-name="T6">d, category</text:span><text:span text:style-name="T8">I</text:span><text:span text:style-name="T6">d, package</text:span><text:span text:style-name="T8">I</text:span><text:span text:style-name="T6">d, </text:span></text:p>
      <text:p text:style-name="P15" loext:marker-style-name="T6"><text:span text:style-name="T6"><text:tab/>description</text:span></text:p>
      <text:p text:style-name="P15" loext:marker-style-name="T6"><text:span text:style-name="T35">P</text:span><text:span text:style-name="T34">urchase - </text:span><text:span text:style-name="T6">id, store</text:span><text:span text:style-name="T8">I</text:span><text:span text:style-name="T6">d, purchased</text:span><text:span text:style-name="T8">D</text:span><text:span text:style-name="T6">ate, purchased</text:span><text:span text:style-name="T8">B</text:span><text:span text:style-name="T6">y, invoice</text:span><text:span text:style-name="T8">N</text:span><text:span text:style-name="T6">o, supplier</text:span><text:span text:style-name="T8">I</text:span><text:span text:style-name="T6">d, </text:span></text:p>
      <text:p text:style-name="P15" loext:marker-style-name="T6"><text:span text:style-name="T46"><text:tab/></text:span><text:span text:style-name="T49">P</text:span><text:span text:style-name="T46">urchaseDetail</text:span><text:span text:style-name="T47">[]</text:span></text:p>
      <text:p text:style-name="P15" loext:marker-style-name="T6"><text:span text:style-name="T34">purchaseDetail - </text:span><text:span text:style-name="T6">product</text:span><text:span text:style-name="T8">I</text:span><text:span text:style-name="T6">d, quantity, price</text:span></text:p>
      <text:p text:style-name="P15" loext:marker-style-name="T6"><text:span text:style-name="T35">S</text:span><text:span text:style-name="T34">toreInventory - </text:span><text:span text:style-name="T6">id, store</text:span><text:span text:style-name="T8">I</text:span><text:span text:style-name="T6">d, purchaseDetail</text:span><text:span text:style-name="T8">I</text:span><text:span text:style-name="T6">d, batchNo, mfgDate, expDate, </text:span></text:p>
      <text:p text:style-name="P15" loext:marker-style-name="T6"><text:span text:style-name="T6"><text:tab/>quantity, sellingPrice</text:span></text:p>
      <text:p text:style-name="P14" loext:marker-style-name="T6"><text:span text:style-name="T39">s</text:span><text:span text:style-name="T37">tor</text:span><text:span text:style-name="T39">e</text:span><text:span text:style-name="T37">MinimumAmount</text:span><text:span text:style-name="T34"> - </text:span><text:span text:style-name="T50">product</text:span><text:span text:style-name="T6">Id, </text:span><text:span text:style-name="T14">storeId, amount</text:span></text:p>
      <text:p text:style-name="P18" loext:marker-style-name="T6"><text:span text:style-name="T40">Customer</text:span><text:span text:style-name="T37"> – </text:span><text:span text:style-name="T53">id</text:span><text:span text:style-name="T41">, </text:span><text:span text:style-name="T16">phoneNo, name, age, sex</text:span><text:span text:style-name="T14"> </text:span></text:p>
      <text:p text:style-name="P15" loext:marker-style-name="T6"><text:span text:style-name="T35">S</text:span><text:span text:style-name="T34">ale - </text:span><text:span text:style-name="T6">id</text:span><text:span text:style-name="T16">, </text:span><text:span text:style-name="T6">dos, store</text:span><text:span text:style-name="T8">I</text:span><text:span text:style-name="T6">d, user</text:span><text:span text:style-name="T8">I</text:span><text:span text:style-name="T6">d, </text:span><text:span text:style-name="T16">Customer</text:span><text:span text:style-name="T6">, age, sex, </text:span><text:span text:style-name="T9">saleDetail[]</text:span><text:span text:style-name="T6"> </text:span></text:p>
      <text:p text:style-name="P15" loext:marker-style-name="T6"><text:span text:style-name="T35">S</text:span><text:span text:style-name="T34">aleDetail – </text:span><text:span text:style-name="T52">id</text:span><text:span text:style-name="T40">, </text:span><text:span text:style-name="T6">storeInventoryId, quantity</text:span></text:p>
      <text:p text:style-name="P15" loext:marker-style-name="T6"><text:span text:style-name="T6"/></text:p>
      <text:p text:style-name="P15" loext:marker-style-name="T6"><text:span text:style-name="T6"/></text:p>
      <text:p text:style-name="P26" loext:marker-style-name="T6"><text:span text:style-name="T6"/></text:p>
      <text:p text:style-name="P27" loext:marker-style-name="T6"><text:span text:style-name="T6"/></text:p>
      <text:p text:style-name="P55">Sequence of interaction from client to server </text:p>
      <text:p text:style-name="P56"/>
      <text:p text:style-name="P57"><office:annotation office:name="__Annotation__2289_1318509650" loext:resolved="false"><dc:creator>Unknown Author</dc:creator><dc:date>2024-11-12T23:05:02.298995217</dc:date><text:p text:style-name="Comment">Should it be a new thread?? or Async</text:p></office:annotation>Notification notifier for products that are depleting<office:annotation-end office:name="__Annotation__2289_1318509650"/></text:p>
      <text:p text:style-name="P57"/>
      <text:p text:style-name="P2">Home page</text:p>
      <text:p text:style-name="P2"><text:tab/>displays logo, blog about the system and news/ advertisment</text:p>
      <text:p text:style-name="P1">Login <text:span text:style-name="T2">page</text:span></text:p>
      <text:list text:style-name="L1">
        <text:list-item>
          <text:p text:style-name="P32">client side accepts username and password</text:p>
        </text:list-item>
        <text:list-item>
          <text:p text:style-name="P32">send the username and password to the server in POST method</text:p>
        </text:list-item>
        <text:list-item>
          <text:p text:style-name="P32">server checks the username and password and replies</text:p>
          <text:list>
            <text:list-item>
              <text:p text:style-name="P32"><text:s/>response -1 if user does not exists</text:p>
            </text:list-item>
            <text:list-item>
              <text:p text:style-name="P32"><text:s/>response an object of {<text:span text:style-name="T3">userId, </text:span>username, <text:span text:style-name="T1">api-key, </text:span><text:span text:style-name="T3">storeId, </text:span><text:span text:style-name="T2">store name</text:span>} if user exists</text:p>
            </text:list-item>
          </text:list>
        </text:list-item>
        <text:list-item>
          <text:p text:style-name="P35">the returned object is stored in the sessionStorage for further use</text:p>
        </text:list-item>
      </text:list>
      <text:p text:style-name="P2"/>
      <text:p text:style-name="P2">Sales page</text:p>
      <text:list text:style-name="L2">
        <text:list-item>
          <text:p text:style-name="P36"><text:span text:style-name="T2">when the page loads an object of {</text:span><text:span text:style-name="T3">[drugName</text:span><text:span text:style-name="T2">, drug</text:span><text:span text:style-name="T3">Category, price, quantity]</text:span><text:span text:style-name="T2"> } fetched from the server</text:span></text:p>
        </text:list-item>
        <text:list-item>
          <text:p text:style-name="P37">the re turned object is stored in the sessionStorage</text:p>
        </text:list-item>
      </text:list>
      <text:p text:style-name="P7"/>
      <text:p text:style-name="P7">Purchase page</text:p>
      <text:p text:style-name="P7"/>
      <text:p text:style-name="P7">Product page</text:p>
      <text:p text:style-name="P7"/>
      <text:p text:style-name="P7"/>
      <text:p text:style-name="P5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1">Scenario Name:</text:p>
          </table:table-cell>
          <table:table-cell table:style-name="Table1.A1" office:value-type="string">
            <text:p text:style-name="P41">Login</text:p>
          </table:table-cell>
        </table:table-row>
        <table:table-row table:style-name="Table1.1">
          <table:table-cell table:style-name="Table1.A1" office:value-type="string">
            <text:p text:style-name="P41">Identifier</text:p>
          </table:table-cell>
          <table:table-cell table:style-name="Table1.A1" office:value-type="string">
            <text:p text:style-name="P41">SN-001</text:p>
          </table:table-cell>
        </table:table-row>
        <table:table-row table:style-name="Table1.1">
          <table:table-cell table:style-name="Table1.A1" office:value-type="string">
            <text:p text:style-name="P41">Participating actor:</text:p>
          </table:table-cell>
          <table:table-cell table:style-name="Table1.A1" office:value-type="string">
            <text:p text:style-name="P41">S<text:span text:style-name="T69">ales person</text:span>: <text:span text:style-name="T69">Solomon</text:span></text:p>
          </table:table-cell>
        </table:table-row>
        <table:table-row table:style-name="Table1.1">
          <table:table-cell table:style-name="Table1.A1" office:value-type="string">
            <text:p text:style-name="P41">Flow of events:</text:p>
          </table:table-cell>
          <table:table-cell table:style-name="Table1.A1" office:value-type="string">
            <text:p text:style-name="P41">1. <text:span text:style-name="T69">Solomon</text:span> will initiate the system.</text:p>
          </table:table-cell>
        </table:table-row>
        <table:table-row table:style-name="Table1.1"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49">2. The system will display a home page</text:p>
          </table:table-cell>
        </table:table-row>
        <table:table-row table:style-name="Table1.1">
          <table:table-cell table:style-name="Table1.A6" office:value-type="string">
            <text:p text:style-name="P53"/>
          </table:table-cell>
          <table:table-cell table:style-name="Table1.A6" office:value-type="string">
            <text:p text:style-name="P41">2. The system will activate the login <text:span text:style-name="T69">page</text:span>.</text:p>
          </table:table-cell>
        </table:table-row>
        <table:table-row table:style-name="Table1.1"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41">3 Then, he entered his name and password on the text box and clicks the login button..</text:p>
          </table:table-cell>
        </table:table-row>
        <table:table-row table:style-name="Table1.1"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42">4. The system checks if the user name and password is correct.</text:p>
          </table:table-cell>
        </table:table-row>
        <table:table-row table:style-name="Table1.1"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41">5. If it is valid, he logs into the system.</text:p>
          </table:table-cell>
        </table:table-row>
      </table:table>
      <text:p text:style-name="P39">Table 1:- Login scenario</text:p>
      <text:p text:style-name="P39"/>
      <text:p text:style-name="P52">Textual Description of the use cases </text:p>
      <text:p text:style-name="P5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45">Name:</text:p>
          </table:table-cell>
          <table:table-cell table:style-name="Table15.A1" office:value-type="string">
            <text:p text:style-name="P43">Login</text:p>
          </table:table-cell>
        </table:table-row>
        <table:table-row table:style-name="Table15.1">
          <table:table-cell table:style-name="Table15.A1" office:value-type="string">
            <text:p text:style-name="P45">Identifier</text:p>
          </table:table-cell>
          <table:table-cell table:style-name="Table15.A1" office:value-type="string">
            <text:p text:style-name="P43">UC-001</text:p>
          </table:table-cell>
        </table:table-row>
        <table:table-row table:style-name="Table15.1">
          <table:table-cell table:style-name="Table15.A1" office:value-type="string">
            <text:p text:style-name="P45">Description</text:p>
          </table:table-cell>
          <table:table-cell table:style-name="Table15.A1" office:value-type="string">
            <text:p text:style-name="P43">Allow users to login to the system</text:p>
          </table:table-cell>
        </table:table-row>
        <table:table-row table:style-name="Table15.1">
          <table:table-cell table:style-name="Table15.A1" office:value-type="string">
            <text:p text:style-name="P45">Actor</text:p>
          </table:table-cell>
          <table:table-cell table:style-name="Table15.A1" office:value-type="string">
            <text:p text:style-name="P43">Manager / Clerk / Purchaser / Admin / Store keeper</text:p>
          </table:table-cell>
        </table:table-row>
        <table:table-row table:style-name="Table15.1">
          <table:table-cell table:style-name="Table15.A1" office:value-type="string">
            <text:p text:style-name="P45">Pre-condition</text:p>
          </table:table-cell>
          <table:table-cell table:style-name="Table15.A1" office:value-type="string">
            <text:p text:style-name="P43">Must initiate the system</text:p>
          </table:table-cell>
        </table:table-row>
        <table:table-row table:style-name="Table15.1">
          <table:table-cell table:style-name="Table15.A1" office:value-type="string">
            <text:p text:style-name="P45">Post-condition</text:p>
          </table:table-cell>
          <table:table-cell table:style-name="Table15.A1" office:value-type="string">
            <text:p text:style-name="P43">The system displays the main window “UI-100 : Main menu”</text:p>
          </table:table-cell>
        </table:table-row>
        <table:table-row table:style-name="Table15.1">
          <table:table-cell table:style-name="Table15.A1" office:value-type="string">
            <text:p text:style-name="P45">Extends</text:p>
          </table:table-cell>
          <table:table-cell table:style-name="Table15.A1" office:value-type="string">
            <text:p text:style-name="P44">None</text:p>
          </table:table-cell>
        </table:table-row>
        <table:table-row table:style-name="Table15.1">
          <table:table-cell table:style-name="Table15.A1" office:value-type="string">
            <text:p text:style-name="P45">Includes</text:p>
          </table:table-cell>
          <table:table-cell table:style-name="Table15.A1" office:value-type="string">
            <text:p text:style-name="P44">None</text:p>
          </table:table-cell>
        </table:table-row>
        <table:table-row table:style-name="Table15.1">
          <table:table-cell table:style-name="Table15.A1" table:number-columns-spanned="2" office:value-type="string">
            <text:p text:style-name="P48">Basic course of action</text:p>
            <text:list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The user initiates the system by <text:span text:style-name="T70">entering the website address</text:span></text:p>
                              </text:list-item>
                              <text:list-item>
                                <text:p text:style-name="P8">The system displays the login window “UI-001 : Login”</text:p>
                              </text:list-item>
                              <text:list-item>
                                <text:p text:style-name="P8">The user types his/her username and password then clicks the Login button.</text:p>
                              </text:list-item>
                              <text:list-item>
                                <text:p text:style-name="P8">The system validates the username and password, then the system displays the main window “UI-100"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"/>
          </table:table-cell>
          <table:covered-table-cell/>
        </table:table-row>
        <table:table-row table:style-name="Table15.1">
          <table:table-cell table:style-name="Table15.A10" table:number-columns-spanned="2" office:value-type="string">
            <text:p text:style-name="P46">Alternative course of action A: The username or password is not valid.</text:p>
            <text:p text:style-name="P47">4. <text:s/>The system displays an error message.</text:p>
            <text:p text:style-name="P47">5. <text:s/>The system clears the previous entry for the next attempt.</text:p>
            <text:p text:style-name="P47">6. <text:s/>The system resumes at step 2 of the basic course of action.</text:p>
          </table:table-cell>
          <table:covered-table-cell/>
        </table:table-row>
      </table:table>
      <text:p text:style-name="P40"/>
      <text:p text:style-name="P40">Table 15: - Login Use cas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kman Old Style" svg:font-family="'Bookman Old Style'" style:font-family-generic="roman" style:font-pitch="variable"/>
    <style:font-face style:name="Constantia" svg:font-family="Constantia" style:font-pitch="variable"/>
    <style:font-face style:name="F" svg:font-family="" style:font-pitch="variable"/>
    <style:font-face style:name="F1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monospace" svg:font-family="monospace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line-height="100%" fo:text-indent="0in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Numbering_20_Symbols" style:display-name="Numbering Symbols" style:family="text"/>
    <style:style style:name="WW8Num2z0" style:family="text">
      <style:text-properties style:font-name="Symbol" fo:font-family="Symbol" style:font-charset="x-symbol" style:font-name-complex="Symbol" style:font-family-complex="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image text:level="1" xlink:href="Pictures/100000010000000F0000000FF02C0CC7.png" xlink:type="simple" xlink:show="embed" xlink:actuate="onLoad">
        <style:list-level-properties text:list-level-position-and-space-mode="label-alignment" style:vertical-pos="middle" style:vertical-rel="line" fo:width="0.1165in" fo:height="0.1165in">
          <style:list-level-label-alignment text:label-followed-by="listtab" text:list-tab-stop-position="0.5in" fo:text-indent="-0.25in" fo:margin-left="0.5in"/>
        </style:list-level-properties>
      </text:list-level-style-image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3" loext:num-list-format="%3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4" loext:num-list-format="%4%" style:num-format="1" text:start-value="900" text:display-levels="3">
        <style:list-level-properties text:list-level-position-and-space-mode="label-alignment">
          <style:list-level-label-alignment text:label-followed-by="listtab" text:list-tab-stop-position="1.1146in" fo:text-indent="-0.3646in" fo:margin-left="1.1146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1:27:00.180525943</meta:creation-date>
    <dc:date>2024-11-13T16:21:29.913619484</dc:date>
    <meta:editing-duration>P1DT18H56M40S</meta:editing-duration>
    <meta:editing-cycles>54</meta:editing-cycles>
    <meta:generator>LibreOffice/24.2.6.2$Linux_X86_64 LibreOffice_project/420$Build-2</meta:generator>
    <meta:document-statistic meta:table-count="2" meta:image-count="0" meta:object-count="0" meta:page-count="5" meta:paragraph-count="112" meta:word-count="645" meta:character-count="4445" meta:non-whitespace-character-count="3875"/>
  </office:meta>
</office:document-meta>
</file>